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01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January <text:s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16997" table:style-name="ce11">
            <text:p><text:s/>616,997<text:s/></text:p>
          </table:table-cell>
          <table:table-cell office:value-type="float" office:value="1496" table:style-name="ce12">
            <text:p><text:s/>1,496<text:s/></text:p>
          </table:table-cell>
          <table:table-cell office:value-type="float" office:value="34873" table:style-name="ce12">
            <text:p><text:s/>34,8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579000" table:style-name="ce12">
            <text:p><text:s/>579,000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580" table:style-name="ce12">
            <text:p><text:s/>5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31" table:style-name="ce12">
            <text:p><text:s/>4,031<text:s/></text:p>
          </table:table-cell>
          <table:table-cell office:value-type="float" office:value="3124" table:style-name="ce12">
            <text:p><text:s/>3,124<text:s/></text:p>
          </table:table-cell>
          <table:table-cell office:value-type="float" office:value="907" table:style-name="ce12">
            <text:p><text:s/>907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4871" table:style-name="ce11">
            <text:p><text:s/>194,871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3686" table:style-name="ce12">
            <text:p><text:s/>193,6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35" table:style-name="ce12">
            <text:p><text:s/>1,335<text:s/></text:p>
          </table:table-cell>
          <table:table-cell office:value-type="float" office:value="1185" table:style-name="ce12">
            <text:p><text:s/>1,185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3879" table:style-name="ce11">
            <text:p><text:s/>83,879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970" table:style-name="ce12">
            <text:p><text:s/>76,9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347" table:style-name="ce12">
            <text:p><text:s/>347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6390" table:style-name="ce11">
            <text:p><text:s/>46,390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211" table:style-name="ce12">
            <text:p><text:s/>45,2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5" table:style-name="ce12">
            <text:p><text:s/>445<text:s/></text:p>
          </table:table-cell>
          <table:table-cell office:value-type="float" office:value="445" table:style-name="ce12">
            <text:p><text:s/>44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0237" table:style-name="ce11">
            <text:p><text:s/>60,237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2426" table:style-name="ce12">
            <text:p><text:s/>12,4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7553" table:style-name="ce12">
            <text:p><text:s/>47,5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3248" table:style-name="ce11">
            <text:p><text:s/>23,24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60" table:style-name="ce12">
            <text:p><text:s/>19,46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0183" table:style-name="ce11">
            <text:p><text:s/>120,183<text:s/></text:p>
          </table:table-cell>
          <table:table-cell office:value-type="float" office:value="651" table:style-name="ce12">
            <text:p><text:s/>651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686" table:style-name="ce12">
            <text:p><text:s/>119,6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04" table:style-name="ce12">
            <text:p><text:s/>904<text:s/></text:p>
          </table:table-cell>
          <table:table-cell office:value-type="float" office:value="328" table:style-name="ce12">
            <text:p><text:s/>328<text:s/></text:p>
          </table:table-cell>
          <table:table-cell office:value-type="float" office:value="576" table:style-name="ce12">
            <text:p><text:s/>57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5167" table:style-name="ce11">
            <text:p><text:s/>85,167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0892" table:style-name="ce12">
            <text:p><text:s/>10,8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903" table:style-name="ce12">
            <text:p><text:s/>73,903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15" table:style-name="ce12">
            <text:p><text:s/>415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2842" table:style-name="ce13">
            <text:p><text:s/>2,842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5880" table:style-name="ce13">
            <text:p><text:s/>5,8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02" table:style-name="ce13">
            <text:p><text:s/>2,50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5" table:style-name="ce14">
            <text:p><text:s/>2,4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53" table:style-name="ce13">
            <text:p><text:s/>7,25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63" table:style-name="ce14">
            <text:p><text:s/>6,963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02" table:style-name="ce13">
            <text:p><text:s/>2,00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89" table:style-name="ce14">
            <text:p><text:s/>1,88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649" table:style-name="ce13">
            <text:p><text:s/>2,649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2122" table:style-name="ce14">
            <text:p><text:s/>2,1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10" table:style-name="ce14">
            <text:p><text:s/>5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094" table:style-name="ce13">
            <text:p><text:s/>3,09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189" table:style-name="ce13">
            <text:p><text:s/>13,189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08" table:style-name="ce14">
            <text:p><text:s/>12,3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855" table:style-name="ce13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57" table:style-name="ce13">
            <text:p><text:s/>2,757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73" table:style-name="ce13">
            <text:p><text:s/>73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1" table:style-name="ce14">
            <text:p><text:s/>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749" table:style-name="ce13">
            <text:p><text:s/>17,749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9" table:style-name="ce14">
            <text:p><text:s/>16,80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045" table:style-name="ce13">
            <text:p><text:s/>8,0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8" table:style-name="ce14">
            <text:p><text:s/>7,94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277" table:style-name="ce13">
            <text:p><text:s/>16,27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022" table:style-name="ce11">
            <text:p><text:s/>3,0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31" table:style-name="ce12">
            <text:p><text:s/>2,5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463" table:style-name="ce13">
            <text:p><text:s/>2,46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5" table:style-name="ce14">
            <text:p><text:s/>2,4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59" table:style-name="ce13">
            <text:p><text:s/>5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9-01T02:53:49Z</dc:date>
    <meta:print-date>2013-12-12T03:50:57Z</meta:print-date>
  </office:meta>
</office:document-meta>
</file>